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?php</text:p>
      <text:p text:style-name="Normal"/>
      <text:p text:style-name="Normal">// Define your OpenAI API key here</text:p>
      <text:p text:style-name="Normal">$api_key = “YOUR_OPENAI_API_KEY”;</text:p>
      <text:p text:style-name="Normal"/>
      <text:p text:style-name="Normal">// ChatGPT model you want to use, e.g., gpt-3.5-turbo or gpt-4</text:p>
      <text:p text:style-name="Normal">$model = “gpt-3.5-turbo”;</text:p>
      <text:p text:style-name="Normal"/>
      <text:p text:style-name="Normal">// Message prompt for ChatGPT (can be modified based on your needs)</text:p>
      <text:p text:style-name="Normal">$messages = [</text:p>
      <text:p text:style-name="Normal"><text:s text:c="4"/>[“role” =&gt; “system”, “content” =&gt; “You are a helpful coding assistant.”],</text:p>
      <text:p text:style-name="Normal"><text:s text:c="4"/>[“role” =&gt; “user”, “content” =&gt; “How do I create a function in PHP to calculate the factorial of a number?”]</text:p>
      <text:p text:style-name="Normal">];</text:p>
      <text:p text:style-name="Normal"/>
      <text:p text:style-name="Normal">// Prepare data for the API request</text:p>
      <text:p text:style-name="Normal">$data = [</text:p>
      <text:p text:style-name="Normal"><text:s text:c="4"/>“model” =&gt; $model,</text:p>
      <text:p text:style-name="Normal"><text:s text:c="4"/>“messages” =&gt; $messages,</text:p>
      <text:p text:style-name="Normal"><text:s text:c="4"/>“max_tokens” =&gt; 150</text:p>
      <text:p text:style-name="Normal">];</text:p>
      <text:p text:style-name="Normal"/>
      <text:p text:style-name="Normal">// Initialize cURL session</text:p>
      <text:p text:style-name="Normal">$ch = curl_init();</text:p>
      <text:p text:style-name="Normal"/>
      <text:p text:style-name="Normal">// Set the cURL options</text:p>
      <text:p text:style-name="Normal">Curl_setopt($ch, CURLOPT_URL,<text:s/><text:a xlink:href="https://api.openai.com/v1/chat/completions" office:target-frame-name="_top" xlink:show="replace"><text:span text:style-name="Hyperlink">https://api.openai.com/v1/chat/completions</text:span></text:a>);</text:p>
      <text:p text:style-name="Normal">Curl_setopt($ch, CURLOPT_RETURNTRANSFER, true);</text:p>
      <text:p text:style-name="Normal">Curl_setopt($ch, CURLOPT_POST, true);</text:p>
      <text:p text:style-name="Normal">Curl_setopt($ch, CURLOPT_POSTFIELDS, json_encode($data));</text:p>
      <text:p text:style-name="Normal">Curl_setopt($ch, CURLOPT_HTTPHEADER, [</text:p>
      <text:p text:style-name="Normal"><text:s text:c="4"/>“Content-Type: application/json”,</text:p>
      <text:p text:style-name="Normal"><text:s text:c="4"/>“Authorization: Bearer $api_key”</text:p>
      <text:p text:style-name="Normal">]);</text:p>
      <text:p text:style-name="Normal"/>
      <text:p text:style-name="Normal">// Execute the cURL request</text:p>
      <text:p text:style-name="Normal">$response = curl_exec($ch);</text:p>
      <text:p text:style-name="Normal"/>
      <text:p text:style-name="Normal">// Check for errors in the request</text:p>
      <text:p text:style-name="Normal">If(curl_errno($ch)) {</text:p>
      <text:p text:style-name="Normal"><text:s text:c="4"/>Echo “cURL Error: “ . curl_error($ch);</text:p>
      <text:p text:style-name="Normal"><text:s text:c="4"/>Exit();</text:p>
      <text:p text:style-name="Normal">}</text:p>
      <text:p text:style-name="Normal"/>
      <text:p text:style-name="Normal">// Close cURL session</text:p>
      <text:p text:style-name="Normal">Curl_close($ch);</text:p>
      <text:p text:style-name="Normal"/>
      <text:p text:style-name="Normal">// Decode the response</text:p>
      <text:p text:style-name="Normal">$response_data = json_decode($response, true);</text:p>
      <text:p text:style-name="Normal"/>
      <text:p text:style-name="Normal">// Display the response (code suggestion from ChatGPT)</text:p>
      <text:p text:style-name="Normal">If (isset($response_data[‘choices’][0][‘message’][‘content’])) {</text:p>
      <text:p text:style-name="Normal"><text:s text:c="4"/>Echo “ChatGPT’s response:\n” . $response_data[‘choices’][0][‘message’][‘content’];</text:p>
      <text:p text:style-name="Normal">} else {</text:p>
      <text:p text:style-name="Normal"><text:s text:c="4"/>Echo “Error: Unable to get a valid response from ChatGPT.”;</text:p>
      <text:p text:style-name="Normal">}</text:p>
      <text:p text:style-name="Normal"/>
      <text:p text:style-name="Normal">?&gt;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veen S</meta:initial-creator>
    <dc:creator>Naveen S</dc:creator>
    <meta:creation-date>2024-12-05T15:17:00Z</meta:creation-date>
    <dc:date>2024-12-05T15:17:00Z</dc:date>
    <meta:template xlink:href="Normal.dotm" xlink:type="simple"/>
    <meta:editing-cycles>3</meta:editing-cycles>
    <meta:editing-duration>PT60S</meta:editing-duration>
    <meta:document-statistic meta:page-count="1" meta:paragraph-count="3" meta:word-count="240" meta:character-count="1605" meta:row-count="11" meta:non-whitespace-character-count="1368"/>
  </office:meta>
</office:document-meta>
</file>